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03e" officeooo:paragraph-rsid="0019503e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503e" officeooo:paragraph-rsid="001af42c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503e" officeooo:paragraph-rsid="001b89dd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b89dd" officeooo:paragraph-rsid="001b89dd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b89dd" officeooo:paragraph-rsid="001dba6f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7bac" officeooo:paragraph-rsid="001e7bac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bfbc" officeooo:paragraph-rsid="0022bfbc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bfbc" officeooo:paragraph-rsid="0023bae5"/>
    </style:style>
    <style:style style:name="P9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9503e" officeooo:paragraph-rsid="0019503e"/>
    </style:style>
    <style:style style:name="T1" style:family="text">
      <style:text-properties officeooo:rsid="001af42c"/>
    </style:style>
    <style:style style:name="T2" style:family="text">
      <style:text-properties fo:font-weight="bold" officeooo:rsid="001af42c" style:font-weight-asian="bold" style:font-weight-complex="bold"/>
    </style:style>
    <style:style style:name="T3" style:family="text">
      <style:text-properties officeooo:rsid="001b89dd"/>
    </style:style>
    <style:style style:name="T4" style:family="text">
      <style:text-properties officeooo:rsid="001dba6f"/>
    </style:style>
    <style:style style:name="T5" style:family="text">
      <style:text-properties officeooo:rsid="001f45ac"/>
    </style:style>
    <style:style style:name="T6" style:family="text">
      <style:text-properties officeooo:rsid="0022bfbc"/>
    </style:style>
    <style:style style:name="T7" style:family="text">
      <style:text-properties officeooo:rsid="0022d6f8"/>
    </style:style>
    <style:style style:name="T8" style:family="text">
      <style:text-properties officeooo:rsid="0023bae5"/>
    </style:style>
    <style:style style:name="T9" style:family="text">
      <style:text-properties fo:font-weight="normal" officeooo:rsid="001af42c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美联英语和传统英语教育的差异？</text:p>
      <text:p text:style-name="P1">答：</text:p>
      <text:list xml:id="list5376352471241486323" text:style-name="L1">
        <text:list-header>
          <text:p text:style-name="P9">(1) 传统英语教育一个班几十人，老师只有一两个。美联英语为小班授课，一个班大概<text:span text:style-name="T1">1～</text:span>4个学员，每个学员会有课程顾问CC、学习指导SA、中教、外教四个老师<text:span text:style-name="T1">。学习开始前，课程顾问会根据学员英语水平，为学员制定学习计划，学习指导老师会跟进、督促学员的学习进度，中教老师更了解国人学习英语过程中的常见问题，提供更好的学习方法，外教老师都是来自母语为英语的欧美国家，发音纯正，还拥有良好的英语思维，能让学员接触并学习纯正的英语。</text:span></text:p>
        </text:list-header>
      </text:list>
      <text:p text:style-name="P2">(2) 美联英语会为不同英语水平的学员安排不同级别的课程<text:span text:style-name="T1">，因材施教。</text:span>传统英语教育所有人按照同样的进度学习同样的课程<text:span text:style-name="T1">，不能做到这些。</text:span></text:p>
      <text:p text:style-name="P2">(3) 传统英语教育更多的偏向考试<text:span text:style-name="T1">，训练的是读写，或者是做题能力，没有真正地把英语用起来。美联英语的教学理念是 </text:span><text:span text:style-name="T9">Learning is for using，会用，才算会英语</text:span><text:span text:style-name="T1">，旨在帮助学员能在生活中正常使用英语，包括听、说、读、写等。</text:span></text:p>
      <text:p text:style-name="P3">(4) <text:s/>传统英语教育一个班几十人<text:span text:style-name="T3">，老师只能通过布置作业，定期考试来检查学生的学习进度。 </text:span>美联英语的管家式服务<text:span text:style-name="T3">，每位学员拥有专属的SA学习指导老师，全程跟踪辅导学员的学习进度，能及时发现学员学习时遇到的问题，帮助学员学习。</text:span></text:p>
      <text:p text:style-name="P4">(5) <text:s/>传统的英语教育课程安排有固定的时间，美联的校区每天开放12个小时，每节课是1个小时，学员可以通过根据自己的时间安排在学习网站(365E米网)或让指导老师帮忙预约课程，能合理安排学习时间。</text:p>
      <text:p text:style-name="P5">(6) 传统的英语教育中老师<text:span text:style-name="T4">老师大多数时间都在传授英语知识，</text:span>很少会讲英语的学习方法<text:span text:style-name="T4">。美联会提供一些专业的学习方法，如单词记忆法，帮组学员了解和学习英语字母组合的奥妙，掌握英语拼读规律，从而达到记忆单词的目的。</text:span></text:p>
      <text:p text:style-name="P6">(7) 传统的英语教育，课堂上说英语的机会很少。美联英语校区中心都是纯英文的教学氛围，一进到中心，和前台打招呼也是用英文交流的。课堂上老师和学员的交流是全英文的，讲中文是要受罚的，美联能提供一个良好的英语学习环境。课程中也会模拟很多的生活场景，锻炼学员的英语交流能力。<text:span text:style-name="T5">(体验式教学)</text:span></text:p>
      <text:p text:style-name="P6"/>
      <text:p text:style-name="P6"/>
      <text:p text:style-name="P6">为什么要学习英语<text:span text:style-name="T6">？</text:span></text:p>
      <text:p text:style-name="P7">1. 出国留学，国外的很多技术仍领先国内很多，英语作为国际最主要的通用语言<text:span text:style-name="T7">，</text:span>出国留学需要进行英语考试<text:span text:style-name="T7">。</text:span></text:p>
      <text:p text:style-name="P8">2. 引进国外先进技术<text:span text:style-name="T8">， 如为了计算机、医学、机械、建筑、经济等领域的教材、资料都是英文编写，需要学习英文才能理解、学习这些技术。</text:span></text:p>
      <text:p text:style-name="P8">2. 旅游<text:span text:style-name="T8">，</text:span>英语作为国际最主要的通用语言<text:span text:style-name="T8">，出国旅游和外国人交流首选英文。</text:span></text:p>
      <text:p text:style-name="P7">4. 移民<text:span text:style-name="T8">，有些国人想到国外生活，也要通过一些英语考试，或者学习英语，能够和别人交流。</text:span></text:p>
      <text:p text:style-name="P7">5. 工作需要<text:span text:style-name="T8">，有些行业如编程、外贸、导游工作中需要用到英语，所以需要学习英语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20:04:20.872762541</meta:creation-date>
    <dc:date>2018-03-07T22:21:05.603658174</dc:date>
    <meta:editing-duration>PT21M45S</meta:editing-duration>
    <meta:editing-cycles>6</meta:editing-cycles>
    <meta:generator>LibreOffice/5.1.6.2$Linux_x86 LibreOffice_project/10m0$Build-2</meta:generator>
    <meta:document-statistic meta:table-count="0" meta:image-count="0" meta:object-count="0" meta:page-count="1" meta:paragraph-count="15" meta:word-count="1044" meta:character-count="1105" meta:non-whitespace-character-count="1085"/>
  </office:meta>
</office:document-meta>
</file>